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773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303 kWh</text:p>
          </table:table-cell>
          <table:table-cell office:value-type="float" office:value="2001.58" calcext:value-type="float">
            <text:p>2001.58</text:p>
          </table:table-cell>
          <table:table-cell office:value-type="string" calcext:value-type="string">
            <text:p>14-01-2017</text:p>
          </table:table-cell>
          <table:table-cell office:value-type="string" calcext:value-type="string">
            <text:p>11-02-2018</text:p>
          </table:table-cell>
          <table:table-cell office:value-type="float" office:value="140.11" calcext:value-type="float">
            <text:p>140.11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T-0</text:p>
          </table:table-cell>
          <table:table-cell office:value-type="float" office:value="2331.01" calcext:value-type="float">
            <text:p>2331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18 kWh</text:p>
          </table:table-cell>
          <table:table-cell office:value-type="float" office:value="2103.27" calcext:value-type="float">
            <text:p>2103.2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147.23" calcext:value-type="float">
            <text:p>147.23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T-0</text:p>
          </table:table-cell>
          <table:table-cell office:value-type="float" office:value="2440.2" calcext:value-type="float">
            <text:p>244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68 kWh</text:p>
          </table:table-cell>
          <table:table-cell office:value-type="float" office:value="2456.4" calcext:value-type="float">
            <text:p>2456.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71.95" calcext:value-type="float">
            <text:p>171.95</text:p>
          </table:table-cell>
          <table:table-cell office:value-type="float" office:value="26.23" calcext:value-type="float">
            <text:p>26.23</text:p>
          </table:table-cell>
          <table:table-cell office:value-type="string" calcext:value-type="string">
            <text:p>T-0</text:p>
          </table:table-cell>
          <table:table-cell office:value-type="float" office:value="2820.9" calcext:value-type="float">
            <text:p>282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46 kWh</text:p>
          </table:table-cell>
          <table:table-cell office:value-type="float" office:value="2287.13" calcext:value-type="float">
            <text:p>2287.13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60.1" calcext:value-type="float">
            <text:p>160.1</text:p>
          </table:table-cell>
          <table:table-cell office:value-type="float" office:value="24.53" calcext:value-type="float">
            <text:p>24.53</text:p>
          </table:table-cell>
          <table:table-cell office:value-type="string" calcext:value-type="string">
            <text:p>T-0</text:p>
          </table:table-cell>
          <table:table-cell office:value-type="float" office:value="2637.39" calcext:value-type="float">
            <text:p>2637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49 kWh</text:p>
          </table:table-cell>
          <table:table-cell office:value-type="float" office:value="2299.58" calcext:value-type="float">
            <text:p>2299.5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60.97" calcext:value-type="float">
            <text:p>160.97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T-0</text:p>
          </table:table-cell>
          <table:table-cell office:value-type="float" office:value="2650.16" calcext:value-type="float">
            <text:p>265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42 kWh</text:p>
          </table:table-cell>
          <table:table-cell office:value-type="float" office:value="2239.97" calcext:value-type="float">
            <text:p>2239.97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56.8" calcext:value-type="float">
            <text:p>156.8</text:p>
          </table:table-cell>
          <table:table-cell office:value-type="float" office:value="24.04" calcext:value-type="float">
            <text:p>24.04</text:p>
          </table:table-cell>
          <table:table-cell office:value-type="string" calcext:value-type="string">
            <text:p>T-0</text:p>
          </table:table-cell>
          <table:table-cell office:value-type="float" office:value="2585.1" calcext:value-type="float">
            <text:p>258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49 kWh</text:p>
          </table:table-cell>
          <table:table-cell office:value-type="float" office:value="2280.91" calcext:value-type="float">
            <text:p>2280.91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59.66" calcext:value-type="float">
            <text:p>159.66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T-0</text:p>
          </table:table-cell>
          <table:table-cell office:value-type="float" office:value="2628.64" calcext:value-type="float">
            <text:p>2628.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18 kWh</text:p>
          </table:table-cell>
          <table:table-cell office:value-type="float" office:value="2051.65" calcext:value-type="float">
            <text:p>2051.6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43.62" calcext:value-type="float">
            <text:p>143.62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T-0</text:p>
          </table:table-cell>
          <table:table-cell office:value-type="float" office:value="2380.37" calcext:value-type="float">
            <text:p>2380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45 kWh</text:p>
          </table:table-cell>
          <table:table-cell office:value-type="float" office:value="2204.25" calcext:value-type="float">
            <text:p>2204.25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54.3" calcext:value-type="float">
            <text:p>154.3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T-0</text:p>
          </table:table-cell>
          <table:table-cell office:value-type="float" office:value="2544.49" calcext:value-type="float">
            <text:p>2544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70 kWh</text:p>
          </table:table-cell>
          <table:table-cell office:value-type="float" office:value="2348.7" calcext:value-type="float">
            <text:p>2348.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64.41" calcext:value-type="float">
            <text:p>164.41</text:p>
          </table:table-cell>
          <table:table-cell office:value-type="float" office:value="25.11" calcext:value-type="float">
            <text:p>25.11</text:p>
          </table:table-cell>
          <table:table-cell office:value-type="string" calcext:value-type="string">
            <text:p>T-0</text:p>
          </table:table-cell>
          <table:table-cell office:value-type="float" office:value="2700.69" calcext:value-type="float">
            <text:p>2700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15 kWh</text:p>
          </table:table-cell>
          <table:table-cell office:value-type="float" office:value="1962.07" calcext:value-type="float">
            <text:p>1962.0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37.34" calcext:value-type="float">
            <text:p>137.34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T-0</text:p>
          </table:table-cell>
          <table:table-cell office:value-type="float" office:value="2282.44" calcext:value-type="float">
            <text:p>2282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35 kWh</text:p>
          </table:table-cell>
          <table:table-cell office:value-type="float" office:value="1408.17" calcext:value-type="float">
            <text:p>1408.1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/>
          <table:table-cell office:value-type="float" office:value="15.69" calcext:value-type="float">
            <text:p>15.69</text:p>
          </table:table-cell>
          <table:table-cell office:value-type="string" calcext:value-type="string">
            <text:p>T-0</text:p>
          </table:table-cell>
          <table:table-cell office:value-type="float" office:value="1585.01" calcext:value-type="float">
            <text:p>1585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04:42.083000000</meta:creation-date>
    <dc:date>2018-03-27T10:10:13.499000000</dc:date>
    <meta:editing-duration>PT5M31S</meta:editing-duration>
    <meta:editing-cycles>1</meta:editing-cycles>
    <meta:document-statistic meta:table-count="1" meta:cell-count="141" meta:object-count="0"/>
    <meta:generator>LibreOffice/5.3.4.2$Windows_x86 LibreOffice_project/f82d347ccc0be322489bf7da61d7e4ad13fe2ff3</meta:generator>
  </office:meta>
</office:document-meta>
</file>